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09.25pt"/>
    </style:style>
    <style:style style:name="co3" style:family="table-column">
      <style:table-column-properties fo:break-before="auto" style:column-width="73.4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BAW_index</text:p>
          </table:table-cell>
          <table:table-cell office:value-type="string" calcext:value-type="string">
            <text:p>cell_ID</text:p>
          </table:table-cell>
          <table:table-cell office:value-type="string" calcext:value-type="string">
            <text:p>cell type cluster 92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317_G10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40_B1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44_A10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42_D4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255_E8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254_D2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8252_B12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042_D2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8314_D6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313_C10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047_D6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9917_D1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8312_B4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315_E6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255_E7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316_F6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36_D11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915_B9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040_B6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038_F1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34_B6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263_A2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8252_B8</text:p>
          </table:table-cell>
          <table:table-cell office:value-type="string" calcext:value-type="string">
            <text:p>DarkRed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255_E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8256_F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8255_E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8252_B1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048_E1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8311_A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255_E1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044_A1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8251_A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039_A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040_B1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044_A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8312_B1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8317_G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049_F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048_E1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8252_B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8311_A6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043_E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8315_E10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275_F6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8316_F1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026_A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026_A6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8270_A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8316_F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8312_B6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8274_E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8254_D1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251_A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040_B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41_C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8312_B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8257_G6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271_B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8274_E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8255_E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8270_A1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031_F8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026_A12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7327_A4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7327_A12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9909_D11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8048_G2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048_G8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8044_C6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9907_B3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8042_A7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8043_B2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8044_C9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7329_C5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8046_E8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7329_C10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8267_E6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7332_F7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7333_G6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8260_C8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8046_E3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088_G2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8042_A4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8049_H11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8044_C5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9914_A12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8048_G4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8267_E11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8264_B10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8262_E11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8262_E6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031_F9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9917_D7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7332_F9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8264_B9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65_C6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8268_F6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032_G5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029_D10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7331_E1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038_F11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8262_E2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7333_G2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7334_H3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7330_D3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7328_B1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7329_C9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8258_A7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7327_A2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7329_C1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7328_B5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7329_C8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7328_B8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026_A9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026_A8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033_A7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033_A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029_D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031_F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033_A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8314_D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040_B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033_A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033_A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033_A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036_D7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036_D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272_C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9915_B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037_E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042_D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031_F7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037_E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916_C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031_F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9916_C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8253_C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041_C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8313_C7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030_E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9911_F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9909_D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034_B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8265_C4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8314_D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037_E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038_F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28_C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026_A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8316_F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9915_B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031_F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9911_F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049_F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8272_C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8276_G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8271_B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036_D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8254_D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030_E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037_E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027_B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027_B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034_B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8270_A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035_C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8273_D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032_G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8272_C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028_C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042_D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8271_B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9908_C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035_C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034_B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034_B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038_F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041_C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8313_C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043_E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8314_D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8043_B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8262_E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8266_D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8265_C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8263_A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8274_E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7327_A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8260_C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8262_E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8087_F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8262_E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8274_E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8271_B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8257_G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028_C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7327_A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038_F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8048_G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34_B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9911_F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026_A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8264_B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7328_B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8266_D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8266_D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8256_F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8269_G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7330_D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8262_E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8270_A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8044_C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9908_C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8087_F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8089_H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7329_C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7327_A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7328_B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7328_B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9907_B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9906_A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9914_A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8047_F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9914_A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8048_G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7331_E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7330_D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7327_A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7327_A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7329_C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8264_B5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8267_E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8273_D5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8259_B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8048_G3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8049_H9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8088_G1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8089_H5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8269_G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8087_F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7331_E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8259_B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8042_A5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8260_C4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9906_A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8089_H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8088_G6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9907_B4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8261_D6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8087_F4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8269_G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8269_G1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8261_D1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028_C5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8264_B3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8258_A9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18261_D1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8261_D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19910_E6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8260_C1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19911_F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18259_B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18262_E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8268_F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18265_C1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8263_A9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18268_F1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8260_C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18044_C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17330_D4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18088_G3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18259_B1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18044_C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18044_C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19907_B9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9913_H9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18046_E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18047_F9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18042_A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18269_G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18259_B1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18258_A1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18261_D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18258_A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18043_B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18046_E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18044_C4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8269_G8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026_A1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0026_A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18089_H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18089_H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19913_H1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18047_F3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18045_D8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8088_G1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18042_A3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8049_H6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19912_G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9910_E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19906_A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17332_F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18047_F8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8048_G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19910_E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8048_G1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18043_B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18258_A6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18043_B4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8045_D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8089_H8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8258_A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18047_F6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18046_E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19908_C1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9913_H4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19914_A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8047_F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18048_G6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9908_C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19913_H5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910_E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8045_D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0030_E1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8264_B2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19908_C4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19909_D9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18046_E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19909_D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049_H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9907_B1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19913_H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18266_D5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18264_B1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8266_D11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8263_A5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17327_A10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19914_A5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18311_A7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8265_C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0027_B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18270_A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8270_A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8089_H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18258_A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8258_A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19911_F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19912_G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18049_H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8265_C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0033_A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0033_A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0026_A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0029_D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19912_G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18049_H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0037_E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0032_G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0027_B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0037_E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8264_B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18317_G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0038_F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18316_F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0037_E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0031_F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0031_F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18261_D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17330_D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18046_E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19908_C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18264_B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18047_F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17333_G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18049_H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19906_A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19913_H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19912_G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18262_E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0037_E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19917_D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17330_D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18262_E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17331_E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18088_G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18048_G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18043_B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18045_D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18049_H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0029_D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19913_H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18045_D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18265_C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18273_D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18089_H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18268_F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18047_F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18043_B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18043_B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8047_F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9911_F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8261_D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17331_E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18259_B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18047_F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17332_F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7328_B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18259_B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9908_C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18087_F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19909_D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20031_F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18258_A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18042_A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18261_D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19911_F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18260_C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18268_F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18272_C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18267_E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18269_G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18042_A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18046_E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8269_G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18261_D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18044_C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18260_C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17330_D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0030_E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20030_E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18267_E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20034_B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19906_A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20037_E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18265_C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18314_D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18315_E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0035_C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19908_C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20030_E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19909_D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19909_D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19907_B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19915_B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18267_E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18272_C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18263_A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18274_E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0034_B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19916_C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0035_C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20027_B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19913_H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17330_D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19910_E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19909_D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19912_G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18260_C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18044_C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18259_B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18263_A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19908_C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18042_A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19909_D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19906_A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19912_G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18045_D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18263_A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19912_G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18263_A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18087_F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18087_F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18087_F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17333_G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18047_F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19906_A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0036_D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0028_C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19911_F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18089_H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19906_A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19913_H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19914_A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19906_A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19907_B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18266_D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0033_A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18260_C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18045_D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18268_F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18089_H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18044_C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19907_B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19912_G1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19913_H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19909_D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19915_B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18268_F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19907_B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8267_E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18275_F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18259_B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19913_H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18262_E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18088_G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18087_F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18088_G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18270_A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19914_A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18045_D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8267_E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18273_D6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18260_C3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18049_H7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17334_H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18264_B1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18087_F9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20030_E4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20038_F8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19913_H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0031_F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20029_D5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18260_C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18315_E12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18042_A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17334_H7</text:p>
          </table:table-cell>
          <table:table-cell office:value-type="string" calcext:value-type="string">
            <text:p>black</text:p>
          </table:table-cell>
          <table:table-cell/>
          <table:table-cell table:formula="of:=SUM([.E146:.E525])"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18088_G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18258_A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18276_G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19914_A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19906_A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18042_A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20026_A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19909_D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18049_H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18259_B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17332_F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18047_F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18045_D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19910_E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18049_H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0027_B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20036_D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20028_C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20028_C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18265_C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18275_F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20036_D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20030_E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18263_A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17332_F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18261_D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19911_F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18260_C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19908_C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19908_C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19906_A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19907_B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19907_B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19909_D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20030_E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19912_G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18043_B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18259_B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19910_E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20036_D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0027_B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20029_D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20027_B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18265_C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18089_H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18258_A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17331_E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18043_B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17331_E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17329_C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0031_F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19910_E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18261_D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18265_C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18266_D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19910_E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18268_F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18043_B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18314_D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20038_F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19914_A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18042_A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18045_D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20030_E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18276_G7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20032_G4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19911_F4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18261_D7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19911_F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19914_A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19910_E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8088_G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19914_A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18273_D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18316_F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20034_B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18314_D4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18311_A4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20042_D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20036_D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20034_B7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19917_D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18265_C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0029_D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18263_A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17332_F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18269_G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19911_F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19906_A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18313_C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18268_F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20035_C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20028_C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17329_C4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18048_G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19914_A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17333_G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18275_F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18276_G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20029_D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18276_G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18274_E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18275_F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18263_A7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18268_F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18266_D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18269_G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18044_C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18268_F4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19910_E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20029_D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19907_B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18043_B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18259_B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20027_B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18272_C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20042_D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18273_D4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18274_E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20047_D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20031_F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18276_G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20026_A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20037_E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20035_C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20028_C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18267_E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18276_G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20035_C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18266_D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18313_C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18317_G7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18267_E1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20029_D7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20030_E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20028_C7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20027_B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18272_C4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20027_B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18270_A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18274_E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20039_A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20039_A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20047_D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20039_A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20048_E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20040_B9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18317_G6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18253_C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20048_E10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18272_C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18266_D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18266_D2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18266_D7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18275_F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18268_F5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18271_B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18251_A11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18270_A3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18275_F12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18275_F9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18274_E5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18253_C4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18257_G3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20035_C8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18251_A6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18256_F3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18254_D9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18313_C2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18251_A7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18271_B4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18254_D3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18251_A10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18251_A1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18251_A12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20040_B4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20043_E3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18251_A2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18272_C5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18272_C10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18272_C7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18271_B9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20038_F12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20029_D4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18272_C11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18256_F11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20039_A9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18271_B6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18253_C8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18270_A10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18270_A12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20046_C5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20035_C4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18271_B5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20033_A3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20036_D3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18275_F7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18264_B4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18264_B6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20029_D6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20030_E1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18316_F1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18256_F8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20042_D5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20036_D4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20043_E5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20038_F2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20035_C9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18274_E9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18271_B10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18273_D11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18256_F1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18252_B10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20028_C12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20028_C2</text:p>
          </table:table-cell>
          <table:table-cell office:value-type="string" calcext:value-type="string">
            <text:p>cyan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20034_B3</text:p>
          </table:table-cell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19916_C5</text:p>
          </table:table-cell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18254_D10</text:p>
          </table:table-cell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18088_G8</text:p>
          </table:table-cell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20032_G2</text:p>
          </table:table-cell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19912_G10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18313_C11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18312_B12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20046_C4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18252_B3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18316_F2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18255_E12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20043_E4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18255_E3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18312_B2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17327_A9</text:p>
          </table:table-cell>
          <table:table-cell office:value-type="string" calcext:value-type="string">
            <text:p>purple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19915_B2</text:p>
          </table:table-cell>
          <table:table-cell office:value-type="string" calcext:value-type="string">
            <text:p>purple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19916_C10</text:p>
          </table:table-cell>
          <table:table-cell office:value-type="string" calcext:value-type="string">
            <text:p>purple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19915_B8</text:p>
          </table:table-cell>
          <table:table-cell office:value-type="string" calcext:value-type="string">
            <text:p>purple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19908_C1</text:p>
          </table:table-cell>
          <table:table-cell office:value-type="string" calcext:value-type="string">
            <text:p>purple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20035_C3</text:p>
          </table:table-cell>
          <table:table-cell office:value-type="string" calcext:value-type="string">
            <text:p>purple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18257_G4</text:p>
          </table:table-cell>
          <table:table-cell office:value-type="string" calcext:value-type="string">
            <text:p>purple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18311_A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18317_G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18251_A8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18311_A1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20046_C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19916_C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18317_G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18313_C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20039_A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18312_B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20047_D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20045_B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20046_C1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18316_F10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20046_C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20045_B10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20048_E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20045_B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20044_A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20046_C10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19917_D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18256_F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18314_D1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20048_E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19915_B7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20041_C1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18255_E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18275_F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19916_C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18254_D7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19916_C1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18253_C1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18253_C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18317_G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20045_B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20033_A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20046_C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18253_C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19915_B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18256_F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18256_F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20048_E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20047_D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20046_C1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19916_C7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20047_D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18317_G8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18314_D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18311_A8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18316_F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20042_D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18271_B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20047_D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18253_C7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18254_D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18252_B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20049_F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20041_C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20039_A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18254_D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20040_B7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20048_E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20049_F8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18254_D1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18251_A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18257_G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18254_D8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18253_C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20044_A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18252_B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18313_C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20044_A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20049_F7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20045_B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20033_A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18317_G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20047_D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20044_A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20039_A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20046_C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18311_A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18273_D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20046_C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20048_E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20045_B1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20044_A1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20045_B1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19915_B1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19917_D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19917_D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19915_B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20044_A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20047_D10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18312_B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18270_A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18315_E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20049_F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18255_E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18252_B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20045_B6</text:p>
          </table:table-cell>
          <table:table-cell office:value-type="string" calcext:value-type="string">
            <text:p>YellowGreen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20045_B3</text:p>
          </table:table-cell>
          <table:table-cell office:value-type="string" calcext:value-type="string">
            <text:p>YellowGreen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19916_C9</text:p>
          </table:table-cell>
          <table:table-cell office:value-type="string" calcext:value-type="string">
            <text:p>YellowGreen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20036_D8</text:p>
          </table:table-cell>
          <table:table-cell office:value-type="string" calcext:value-type="string">
            <text:p>YellowGreen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19910_E12</text:p>
          </table:table-cell>
          <table:table-cell office:value-type="string" calcext:value-type="string">
            <text:p>YellowGreen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18314_D10</text:p>
          </table:table-cell>
          <table:table-cell office:value-type="string" calcext:value-type="string">
            <text:p>YellowGreen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20037_E7</text:p>
          </table:table-cell>
          <table:table-cell office:value-type="string" calcext:value-type="string">
            <text:p>YellowGreen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20035_C7</text:p>
          </table:table-cell>
          <table:table-cell office:value-type="string" calcext:value-type="string">
            <text:p>YellowGreen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18273_D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20041_C1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18274_E8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20041_C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20042_D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20042_D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20039_A1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20047_D1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20048_E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20049_F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20039_A7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20049_F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18312_B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20034_B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20041_C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20040_B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18313_C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18313_C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18257_G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20041_C10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20040_B8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20038_F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19916_C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20027_B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20040_B10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18256_F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18253_C3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18252_B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18267_E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18276_G4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18271_B1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18273_D1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20044_A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20041_C7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20041_C9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20042_D7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20039_A12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18257_G8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20040_B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18253_C10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20045_B5</text:p>
          </table:table-cell>
          <table:table-cell office:value-type="string" calcext:value-type="string">
            <text:p>magenta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18274_E4</text:p>
          </table:table-cell>
          <table:table-cell office:value-type="string" calcext:value-type="string">
            <text:p>magenta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18312_B10</text:p>
          </table:table-cell>
          <table:table-cell office:value-type="string" calcext:value-type="string">
            <text:p>magenta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20039_A4</text:p>
          </table:table-cell>
          <table:table-cell office:value-type="string" calcext:value-type="string">
            <text:p>magenta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20041_C2</text:p>
          </table:table-cell>
          <table:table-cell office:value-type="string" calcext:value-type="string">
            <text:p>magenta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20042_D9</text:p>
          </table:table-cell>
          <table:table-cell office:value-type="string" calcext:value-type="string">
            <text:p>magenta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18255_E10</text:p>
          </table:table-cell>
          <table:table-cell office:value-type="string" calcext:value-type="string">
            <text:p>magenta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19912_G1</text:p>
          </table:table-cell>
          <table:table-cell office:value-type="string" calcext:value-type="string">
            <text:p>magenta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20037_E8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20038_F3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 table:number-rows-repeated="10476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s, Brian A.</meta:initial-creator>
    <dc:creator>Williams, Brian A.</dc:creator>
    <meta:creation-date>2019-01-13T21:04:20</meta:creation-date>
    <dc:date>2019-01-13T21:05:21</dc:date>
    <meta:generator>LibreOffice/6.1.4.2$Linux_X86_64 LibreOffice_project/10$Build-2</meta:generator>
    <meta:document-statistic meta:table-count="1" meta:cell-count="31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